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style:style>
    <style:style style:name="gr2" style:family="graphic" style:parent-style-name="standard">
      <style:graphic-properties draw:fill="solid" draw:fill-color="#cccccc" draw:textarea-horizontal-align="justify" draw:textarea-vertical-align="middle" draw:auto-grow-height="false"/>
    </style:style>
    <style:style style:name="gr3" style:family="graphic" style:parent-style-name="standard">
      <style:graphic-properties draw:fill="solid" draw:fill-color="#cccccc" draw:textarea-horizontal-align="justify" draw:textarea-vertical-align="middle" draw:auto-grow-height="false" draw:shadow="hidden"/>
    </style:style>
    <style:style style:name="gr4" style:family="graphic" style:parent-style-name="standard">
      <style:graphic-properties draw:fill="solid" draw:fill-color="#ffffcc"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cc" draw:textarea-horizontal-align="center" draw:textarea-vertical-align="middle"/>
    </style:style>
    <style:style style:name="gr7" style:family="graphic" style:parent-style-name="standard">
      <style:graphic-properties draw:fill="solid" draw:fill-color="#cccccc" draw:textarea-vertical-align="middle" draw:auto-grow-height="false" fo:min-height="0.749cm" fo:min-width="0.499cm"/>
    </style:style>
    <style:style style:name="gr8" style:family="graphic" style:parent-style-name="standard">
      <style:graphic-properties svg:stroke-width="0.2cm" draw:marker-start-width="0.5cm" draw:marker-end-width="0.5cm" draw:fill="solid" draw:fill-color="#ffffcc" draw:textarea-horizontal-align="center" draw:textarea-vertical-align="middle" fo:padding-top="0.225cm" fo:padding-bottom="0.225cm" fo:padding-left="0.35cm" fo:padding-right="0.3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svg:stroke-width="0.2cm" draw:marker-start-width="0.5cm" draw:marker-end-width="0.5cm" draw:fill="solid" draw:fill-color="#99ccff" draw:textarea-horizontal-align="justify" draw:textarea-vertical-align="middle" draw:auto-grow-height="false" fo:padding-top="0.225cm" fo:padding-bottom="0.225cm" fo:padding-left="0.35cm" fo:padding-right="0.35cm"/>
    </style:style>
    <style:style style:name="gr11" style:family="graphic" style:parent-style-name="standard">
      <style:graphic-properties svg:stroke-width="0.2cm" svg:stroke-color="#ff0000" draw:marker-start-width="0.5cm" draw:marker-end="Arrow" draw:marker-end-width="0.6cm" draw:fill="solid" draw:fill-color="#ffffcc" draw:textarea-horizontal-align="center" draw:textarea-vertical-align="middle" fo:padding-top="0.225cm" fo:padding-bottom="0.225cm" fo:padding-left="0.35cm" fo:padding-right="0.35cm"/>
    </style:style>
    <style:style style:name="gr12" style:family="graphic" style:parent-style-name="standard">
      <style:graphic-properties draw:stroke="dash" draw:stroke-dash="Line_20_Style_20_9" svg:stroke-width="0.2cm" svg:stroke-color="#ff0000" draw:marker-start-width="0.5cm" draw:marker-end="Arrow" draw:marker-end-width="0.6cm" draw:fill="solid" draw:fill-color="#ffffcc" draw:textarea-horizontal-align="center" draw:textarea-vertical-align="middle" fo:padding-top="0.225cm" fo:padding-bottom="0.225cm" fo:padding-left="0.35cm" fo:padding-right="0.3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32pt" style:font-size-asian="32pt" style:font-size-complex="32pt"/>
    </style:style>
    <style:style style:name="T1" style:family="text">
      <style:text-properties fo:font-size="32pt" style:font-size-asian="32pt" style:font-size-complex="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8" draw:layer="layout" svg:width="4cm" svg:height="2.5cm" svg:x="7.5cm" svg:y="1.5cm">
          <text:p text:style-name="P1">Driver</text:p>
          <draw:enhanced-geometry svg:viewBox="0 0 21600 21600" draw:text-areas="2540 0 19060 21600" draw:type="flowchart-predefined-process" draw:enhanced-path="M 0 0 L 21600 0 21600 21600 0 21600 Z N M 2540 0 L 2540 21600 N M 19060 0 L 19060 21600 N"/>
        </draw:custom-shape>
        <draw:custom-shape draw:style-name="gr2" draw:text-style-name="P1" draw:id="id7" draw:layer="layout" svg:width="3.5cm" svg:height="4.5cm" svg:x="1.5cm" svg:y="2cm">
          <draw:glue-point draw:id="9" svg:x="5cm" svg:y="-1.666cm"/>
          <draw:glue-point draw:id="10" svg:x="5cm" svg:y="-2.777cm"/>
          <text:p text:style-name="P1">Document</text:p>
          <text:p text:style-name="P1">to</text:p>
          <text:p text:style-name="P1">print</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1" draw:id="id1" draw:layer="layout" svg:width="4.5cm" svg:height="2.5cm" svg:x="19cm" svg:y="1.5cm">
          <text:p text:style-name="P1">CUPS</text:p>
          <text:p text:style-name="P1">Server</text:p>
          <draw:enhanced-geometry svg:viewBox="0 0 21600 21600" draw:text-areas="2540 0 19060 21600" draw:type="flowchart-predefined-process" draw:enhanced-path="M 0 0 L 21600 0 21600 21600 0 21600 Z N M 2540 0 L 2540 21600 N M 19060 0 L 19060 21600 N"/>
        </draw:custom-shape>
        <draw:custom-shape draw:style-name="gr4" draw:text-style-name="P2" draw:id="id4" draw:layer="layout" svg:width="4cm" svg:height="2.5cm" svg:x="19.5cm" svg:y="7cm">
          <text:p text:style-name="P3"/>
          <draw:enhanced-geometry svg:viewBox="0 0 21600 21600" draw:glue-points="10800 0 0 10800 10800 21600 21600 10800" draw:type="flowchart-process" draw:enhanced-path="M 0 0 L 21600 0 21600 21600 0 21600 0 0 Z N"/>
        </draw:custom-shape>
        <draw:custom-shape draw:style-name="gr4" draw:text-style-name="P2" draw:id="id2" draw:layer="layout" svg:width="4cm" svg:height="2.5cm" svg:x="19cm" svg:y="7.5cm">
          <text:p text:style-name="P3"/>
          <draw:enhanced-geometry svg:viewBox="0 0 21600 21600" draw:glue-points="10800 0 0 10800 10800 21600 21600 10800" draw:type="flowchart-process" draw:enhanced-path="M 0 0 L 21600 0 21600 21600 0 21600 0 0 Z N"/>
        </draw:custom-shape>
        <draw:custom-shape draw:style-name="gr1" draw:text-style-name="P1" draw:id="id11" draw:layer="layout" svg:width="4cm" svg:height="2.5cm" svg:x="18.5cm" svg:y="8cm">
          <text:p text:style-name="P1">Filters</text:p>
          <draw:enhanced-geometry svg:viewBox="0 0 21600 21600" draw:glue-points="10800 0 0 10800 10800 21600 21600 10800" draw:type="flowchart-process" draw:enhanced-path="M 0 0 L 21600 0 21600 21600 0 21600 0 0 Z N"/>
        </draw:custom-shape>
        <draw:custom-shape draw:style-name="gr1" draw:text-style-name="P1" draw:id="id3" draw:layer="layout" svg:width="2.5cm" svg:height="2.5cm" svg:x="25.5cm" svg:y="7cm">
          <text:p text:style-name="P1">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draw:id="id9" draw:layer="layout" svg:width="3.5cm" svg:height="2cm" svg:x="3cm" svg:y="14.5cm">
          <text:p text:style-name="P1">Printed</text:p>
          <text:p text:style-name="P1">Document</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1" draw:id="id5" draw:layer="layout" svg:width="4cm" svg:height="2.5cm" svg:x="18.392cm" svg:y="13.9cm">
          <text:p text:style-name="P1">Backend</text:p>
          <draw:enhanced-geometry svg:viewBox="0 0 21600 21600" draw:glue-points="10800 0 0 10800 10800 21600 21600 10800" draw:type="flowchart-process" draw:enhanced-path="M 0 0 L 21600 0 21600 21600 0 21600 0 0 Z N"/>
        </draw:custom-shape>
        <draw:connector draw:style-name="gr5" draw:text-style-name="P2" draw:layer="layout" draw:type="line" svg:x1="21.25cm" svg:y1="4cm" svg:x2="20.999cm" svg:y2="7.5cm" draw:start-shape="id1" draw:start-glue-point="2" draw:end-shape="id2" draw:end-glue-point="4" svg:d="m21250 4000-251 3500">
          <text:p text:style-name="P3"/>
        </draw:connector>
        <draw:connector draw:style-name="gr6" draw:text-style-name="P2" draw:layer="layout" draw:type="line" svg:x1="25.5cm" svg:y1="8.249cm" svg:x2="23.498cm" svg:y2="8.249cm" draw:start-shape="id3" draw:start-glue-point="6" draw:end-shape="id4" draw:end-glue-point="7" svg:d="m25500 8249h-2002">
          <text:p text:style-name="P3"/>
        </draw:connector>
        <draw:connector draw:style-name="gr5" draw:text-style-name="P2" draw:layer="layout" draw:type="line" svg:x1="18.392cm" svg:y1="15.149cm" svg:x2="15.5cm" svg:y2="15.25cm" draw:start-shape="id5" draw:start-glue-point="5" draw:end-shape="id6" draw:end-glue-point="1" svg:d="m18392 15149-2892 101">
          <text:p text:style-name="P3"/>
        </draw:connector>
        <draw:connector draw:style-name="gr5" draw:text-style-name="P2" draw:layer="layout" draw:type="line" svg:x1="5cm" svg:y1="3.001cm" svg:x2="7.5cm" svg:y2="2.75cm" draw:start-shape="id7" draw:start-glue-point="10" draw:end-shape="id8" draw:end-glue-point="3" svg:d="m5000 3001 2500-251">
          <text:p text:style-name="P3"/>
        </draw:connector>
        <draw:custom-shape draw:style-name="gr7" draw:text-style-name="P1" draw:id="id6" draw:layer="layout" svg:width="6.5cm" svg:height="5.5cm" svg:x="9cm" svg:y="12.5cm">
          <text:p text:style-name="P1">Another CUPS</text:p>
          <text:p text:style-name="P1">// Port</text:p>
          <text:p text:style-name="P1">TCP/9100 Port</text:p>
          <text:p text:style-name="P1">LPD Server</text:p>
          <text:p text:style-name="P1">...</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5" draw:text-style-name="P2" draw:layer="layout" draw:type="line" svg:x1="9cm" svg:y1="15.25cm" svg:x2="6.498cm" svg:y2="15.499cm" draw:start-shape="id6" draw:start-glue-point="3" draw:end-shape="id9" draw:end-glue-point="7" svg:d="m9000 15250-2502 249">
          <text:p text:style-name="P3"/>
        </draw:connector>
        <draw:custom-shape draw:style-name="gr7" draw:text-style-name="P1" draw:id="id10" draw:layer="layout" svg:width="4cm" svg:height="2.5cm" svg:x="13cm" svg:y="1.5cm">
          <text:p text:style-name="P1">Network</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2" draw:layer="layout" draw:type="line" svg:x1="11.5cm" svg:y1="2.75cm" svg:x2="13cm" svg:y2="2.75cm" draw:start-shape="id8" draw:start-glue-point="1" draw:end-shape="id10" draw:end-glue-point="3" svg:d="m11500 2750h1500">
          <text:p text:style-name="P3"/>
        </draw:connector>
        <draw:connector draw:style-name="gr6" draw:text-style-name="P2" draw:layer="layout" draw:type="line" svg:x1="17cm" svg:y1="2.75cm" svg:x2="19cm" svg:y2="2.75cm" draw:start-shape="id10" draw:start-glue-point="1" draw:end-shape="id1" draw:end-glue-point="3" svg:d="m17000 2750h2000">
          <text:p text:style-name="P3"/>
        </draw:connector>
        <draw:line draw:style-name="gr8" draw:text-style-name="P2" draw:layer="layout" svg:x1="1cm" svg:y1="9cm" svg:x2="12cm" svg:y2="9cm">
          <text:p text:style-name="P3"/>
        </draw:line>
        <draw:line draw:style-name="gr8" draw:text-style-name="P2" draw:layer="layout" svg:x1="12cm" svg:y1="9cm" svg:x2="12cm" svg:y2="1cm">
          <text:p text:style-name="P3"/>
        </draw:line>
        <draw:frame draw:style-name="gr9" draw:layer="layout" svg:width="3.393cm" svg:height="1.517cm" svg:x="7.5cm" svg:y="6.483cm">
          <draw:text-box>
            <text:p text:style-name="P3"><text:span text:style-name="T1">Client</text:span></text:p>
          </draw:text-box>
        </draw:frame>
        <draw:line draw:style-name="gr8" draw:text-style-name="P2" draw:layer="layout" svg:x1="17.5cm" svg:y1="20cm" svg:x2="17.5cm" svg:y2="1cm">
          <text:p text:style-name="P3"/>
        </draw:line>
        <draw:frame draw:style-name="gr9" draw:text-style-name="P4" draw:layer="layout" svg:width="3.834cm" svg:height="1.517cm" svg:x="23.536cm" svg:y="17.5cm">
          <draw:text-box>
            <text:p text:style-name="P3"><text:span text:style-name="T1">Server</text:span></text:p>
          </draw:text-box>
        </draw:frame>
        <draw:custom-shape draw:style-name="gr10" draw:text-style-name="P1" draw:id="id12" draw:layer="layout" svg:width="4cm" svg:height="2.5cm" svg:x="23.5cm" svg:y="11cm">
          <text:p text:style-name="P1">Tea4CUPS</text:p>
          <text:p text:style-name="P1">or</text:p>
          <text:p text:style-name="P1">PyKota</text:p>
          <draw:enhanced-geometry svg:viewBox="0 0 21600 21600" draw:glue-points="10800 0 0 10800 10800 21600 21600 10800" draw:type="flowchart-process" draw:enhanced-path="M 0 0 L 21600 0 21600 21600 0 21600 0 0 Z N"/>
        </draw:custom-shape>
        <draw:connector draw:style-name="gr11" draw:text-style-name="P2" draw:layer="layout" draw:type="curve" svg:x1="20.499cm" svg:y1="10.499cm" svg:x2="23.5cm" svg:y2="12.249cm" draw:start-shape="id11" draw:start-glue-point="6" draw:end-shape="id12" draw:end-glue-point="5" svg:d="m20499 10499c0 1167 1000 1750 3001 1750">
          <text:p text:style-name="P3"/>
        </draw:connector>
        <draw:connector draw:style-name="gr12" draw:text-style-name="P2" draw:layer="layout" draw:type="curve" svg:x1="25.499cm" svg:y1="13.499cm" svg:x2="22.39cm" svg:y2="15.149cm" draw:start-shape="id12" draw:start-glue-point="6" draw:end-shape="id5" draw:end-glue-point="7" svg:d="m25499 13499c0 1100-1036 1650-3109 1650">
          <text:p text:style-name="P3"/>
        </draw:connector>
        <draw:custom-shape draw:style-name="gr1" draw:text-style-name="P2" draw:layer="layout" svg:width="3.5cm" svg:height="1cm" svg:x="1.5cm" svg:y="18.5cm">
          <text:p text:style-name="P1">Optional</text:p>
          <draw:enhanced-geometry svg:viewBox="0 0 21600 21600" draw:type="rectangle" draw:enhanced-path="M 0 0 L 21600 0 21600 21600 0 21600 0 0 Z N"/>
        </draw:custom-shape>
        <draw:custom-shape draw:style-name="gr2" draw:text-style-name="P1" draw:layer="layout" svg:width="3.5cm" svg:height="1cm" svg:x="5.5cm" svg:y="18.5cm">
          <text:p text:style-name="P1">Mandatory</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Line_20_Style_20_9" draw:display-name="Line Style 9" draw:style="rect" draw:dots1="1" draw:dots1-length="197%" draw:distance="12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Jerome Alet</meta:initial-creator>
    <meta:creation-date>2008-10-29T21:41:52</meta:creation-date>
    <dc:creator>Jerome Alet</dc:creator>
    <dc:date>2008-11-23T22:17:06</dc:date>
    <meta:editing-cycles>8</meta:editing-cycles>
    <meta:editing-duration>PT20M42S</meta:editing-duration>
    <meta:user-defined meta:name="Info 1"/>
    <meta:user-defined meta:name="Info 2"/>
    <meta:user-defined meta:name="Info 3"/>
    <meta:user-defined meta:name="Info 4"/>
    <meta:document-statistic meta:object-count="28"/>
  </office:meta>
</office:document-meta>
</file>